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1300000013794E67704E4600C4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text-properties officeooo:rsid="0019f887" officeooo:paragraph-rsid="0019f88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>
        <text:changed-region xml:id="ct155674288" text:id="ct155674288">
          <text:deletion>
            <office:change-info>
              <dc:creator>Unknown Author</dc:creator>
              <dc:date>2019-12-04T19:29:13</dc:date>
            </office:change-info>
            <text:p text:style-name="P1"><draw:frame draw:style-name="fr1" draw:name="Image1" text:anchor-type="paragraph" svg:width="0.67cm" svg:height="0.67cm" draw:z-index="0"><draw:image xlink:href="Pictures/100002010000001300000013794E67704E4600C4.png" xlink:type="simple" xlink:show="embed" xlink:actuate="onLoad" loext:mime-type="image/png"/></draw:frame>aaa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change text:change-id="ct155674288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de" fo:country="DE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4T19:28:56.650774376</meta:creation-date>
    <dc:date>2019-12-04T19:29:43.641026607</dc:date>
    <meta:editing-duration>PT4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Dev/6.5.0.0.alpha0$Linux_X86_64 LibreOffice_project/412e817c6f90f6e988b58e2582e79d3a2eae30e2</meta:generator>
  </office:meta>
</office:document-meta>
</file>